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7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1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13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16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17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2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23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26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29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3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3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36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39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4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Stock Analysis Dashboard: Tesla and GameStop</text:p>
      <text:p text:style-name="P2">Introduction</text:p>
      <text:p text:style-name="Normal">This documentation provides detailed explanations of the code snippets used in the project, helping users understand the functionality and outcomes of each part of the analysis.</text:p>
      <text:p text:style-name="Normal"/>
      <text:p text:style-name="P3">Overview</text:p>
      <text:p text:style-name="Normal">Explore the financial narrative of Tesla and GameStop with this stock analysis dashboard. This project presents a data-driven view into the stock performance and revenue<text:s/>figures of these two influential companies.</text:p>
      <text:p text:style-name="Normal"/>
      <text:p text:style-name="P4">Features</text:p>
      <text:p text:style-name="Normal">The heart of this project is a Jupyter Notebook that meticulously processes and visualizes financial data:</text:p>
      <text:p text:style-name="Normal"/>
      <text:p text:style-name="P5">1.<text:s/>Importing necessary libraries:</text:p>
      <text:p text:style-name="Normal">Code</text:p>
      <text:p text:style-name="P6"/>
      <text:p text:style-name="Normal"/>
      <text:p text:style-name="Normal"># Importing necessary libraries</text:p>
      <text:p text:style-name="Normal">import yfinance as yf</text:p>
      <text:p text:style-name="Normal">import pandas as pd</text:p>
      <text:p text:style-name="Normal">import requests</text:p>
      <text:p text:style-name="Normal">from bs4 import BeautifulSoup</text:p>
      <text:p text:style-name="Normal">import matplotlib.pyplot as plt</text:p>
      <text:p text:style-name="Normal">from IPython.display import display, HTML</text:p>
      <text:p text:style-name="Normal">import plotly.graph_objects as go</text:p>
      <text:p text:style-name="Normal">from plotly.subplots import make_subplots</text:p>
      <text:p text:style-name="P7"/>
      <text:p text:style-name="Normal"/>
      <text:p text:style-name="Normal">- This code block<text:s/>imports the necessary Python libraries and modules for various tasks in the project, such as data retrieval, web scraping, data analysis, and visualization.</text:p>
      <text:p text:style-name="Normal"/>
      <text:p text:style-name="Normal"/>
      <text:p text:style-name="P8">2. Extracting Tesla and GameStop Stock Data:</text:p>
      <text:p text:style-name="Normal">Code</text:p>
      <text:p text:style-name="P9"/>
      <text:p text:style-name="Normal"/>
      <text:p text:style-name="Normal"># Extracting Tesla Stock Data</text:p>
      <text:p text:style-name="Normal">tesla_ticker = yf.Ticker("TSLA")</text:p>
      <text:p text:style-name="Normal">tesla_stock_data = tesla_ticker.history(period="max")</text:p>
      <text:p text:style-name="Normal"/>
      <text:p text:style-name="Normal"># Extracting GameStop Stock Data</text:p>
      <text:p text:style-name="Normal">gamestop_ticker = yf.Ticker("GME")</text:p>
      <text:p text:style-name="Normal">gamestop_stock_data = gamestop_ticker.history(period="max")</text:p>
      <text:p text:style-name="P10"/>
      <text:p text:style-name="Normal"/>
      <text:p text:style-name="Normal">- This code segment fetches historical stock data for Tesla (TSLA) and GameStop (GME) using the Yahoo Finance API (`yfinance` library).</text:p>
      <text:p text:style-name="Normal">- The data includes information such as Date, Open, High, Low, Close, Volume, and Adjusted Close.</text:p>
      <text:p text:style-name="Normal">- The extracted data is stored in the `tesla_stock_data` and `gamestop_stock_data` DataFrames, respectively, for further analysis.</text:p>
      <text:p text:style-name="Normal"/>
      <text:p text:style-name="P11">3. Saving Stock Data to CSV:</text:p>
      <text:p text:style-name="Normal">Code</text:p>
      <text:p text:style-name="P12"/>
      <text:p text:style-name="Normal"/>
      <text:p text:style-name="Normal"># Save the stock data to CSV files</text:p>
      <text:p text:style-name="Normal">tesla_stock_data.to_csv('tesla_stock_data.csv')</text:p>
      <text:p text:style-name="Normal">gamestop_stock_data.to_csv('gamestop_stock_data.csv')</text:p>
      <text:p text:style-name="P13"/>
      <text:p text:style-name="Normal"/>
      <text:p text:style-name="Normal">- This code saves the fetched stock data to CSV files. This step is essential for data backup and future analysis.</text:p>
      <text:p text:style-name="Normal">- The stock data for both Tesla and GameStop is saved in separate CSV files with names like `tesla_stock_data.csv` and `gamestop_stock_data.csv`.</text:p>
      <text:p text:style-name="Normal"/>
      <text:p text:style-name="P14">4. Extracting Revenue Data:</text:p>
      <text:p text:style-name="P15">Code</text:p>
      <text:p text:style-name="P16"/>
      <text:p text:style-name="Normal"/>
      <text:p text:style-name="Normal"># For Tesla Revenue Data</text:p>
      <text:p text:style-name="Normal">tesla_revenue_url = 'https://stockanalysis.com/stocks/tsla/revenue/'</text:p>
      <text:soft-page-break/>
      <text:p text:style-name="Normal">tesla_revenue_table =<text:s/>pd.read_html(requests.get(tesla_revenue_url).text)[0]</text:p>
      <text:p text:style-name="Normal"/>
      <text:p text:style-name="Normal"># For GameStop Revenue Data</text:p>
      <text:p text:style-name="Normal">gamestop_revenue_url = 'https://stockanalysis.com/stocks/gme/revenue/'</text:p>
      <text:p text:style-name="Normal">gamestop_revenue_table = pd.read_html(requests.get(gamestop_revenue_url).text)[0]</text:p>
      <text:p text:style-name="P17"/>
      <text:p text:style-name="Normal"/>
      <text:p text:style-name="Normal">- This code uses web scraping techniques to extract revenue data for Tesla and GameStop from specific URLs.</text:p>
      <text:p text:style-name="Normal">- The scraped revenue data is stored in the `tesla_revenue_table` and `gamestop_revenue_table` DataFrames.</text:p>
      <text:p text:style-name="Normal"/>
      <text:p text:style-name="P18">5. Saving Revenue Data to CSV:</text:p>
      <text:p text:style-name="Normal">Code</text:p>
      <text:p text:style-name="P19"/>
      <text:p text:style-name="Normal"/>
      <text:p text:style-name="Normal"># Save the revenue data to CSV files</text:p>
      <text:p text:style-name="Normal">tesla_revenue_table.to_csv('tesla_revenue_data.csv')</text:p>
      <text:p text:style-name="Normal">gamestop_revenue_table.to_csv('gamestop_revenue_data.csv')</text:p>
      <text:p text:style-name="P20"/>
      <text:p text:style-name="Normal"/>
      <text:p text:style-name="Normal">- This code saves the scraped revenue data to CSV files for future reference or analysis.</text:p>
      <text:p text:style-name="Normal">- The revenue data for Tesla and GameStop is saved in separate CSV files with names like `tesla_revenue_data.csv` and `gamestop_revenue_data.csv`.</text:p>
      <text:p text:style-name="Normal"/>
      <text:p text:style-name="P21">6. Plotting Tesla Stock Data:</text:p>
      <text:p text:style-name="Normal">Code</text:p>
      <text:p text:style-name="P22"/>
      <text:p text:style-name="Normal"/>
      <text:p text:style-name="Normal"># Plotting Tesla Stock Data</text:p>
      <text:p text:style-name="Normal">plt.figure(figsize=(14,7))</text:p>
      <text:p text:style-name="Normal">plt.plot(tesla_stock_data.index, tesla_stock_data['Close'], label='Tesla Stock Price')</text:p>
      <text:p text:style-name="Normal">plt.title('Tesla Stock Price Over Time')</text:p>
      <text:p text:style-name="Normal">plt.xlabel('Date')</text:p>
      <text:p text:style-name="Normal">plt.ylabel('Price (USD)')</text:p>
      <text:p text:style-name="Normal">plt.legend()</text:p>
      <text:soft-page-break/>
      <text:p text:style-name="Normal">plt.show()</text:p>
      <text:p text:style-name="P23"/>
      <text:p text:style-name="Normal"/>
      <text:p text:style-name="Normal">- This code generates a static line plot of Tesla's stock price over time using the<text:s/>`matplotlib.pyplot` library.</text:p>
      <text:p text:style-name="Normal">- The x-axis represents the Date, while the y-axis represents the stock price in USD.</text:p>
      <text:p text:style-name="Normal">- The plot provides a visual representation of Tesla's historical stock price trends.</text:p>
      <text:p text:style-name="Normal"/>
      <text:p text:style-name="P24">7. Displaying Tesla Stock Data Table:</text:p>
      <text:p text:style-name="Normal">Code</text:p>
      <text:p text:style-name="P25"/>
      <text:p text:style-name="Normal"/>
      <text:p text:style-name="Normal"># Display Tesla Stock Data Table</text:p>
      <text:p text:style-name="Normal">print("Tesla Stock Data:")</text:p>
      <text:p text:style-name="Normal">display(HTML(tesla_stock_data.head().to_html()))</text:p>
      <text:p text:style-name="P26"/>
      <text:p text:style-name="Normal"/>
      <text:p text:style-name="Normal">- After plotting, this code displays the first few rows of Tesla's stock data in an HTML table format.</text:p>
      <text:p text:style-name="Normal">- It allows you to view the tabular representation of the data, including various columns like Date, Open, High, Low, Close, Volume, and Adjusted Close.</text:p>
      <text:p text:style-name="Normal"/>
      <text:p text:style-name="P27">8. Plotting GameStop Stock Data:</text:p>
      <text:p text:style-name="Normal">Code</text:p>
      <text:p text:style-name="P28"/>
      <text:p text:style-name="Normal"/>
      <text:p text:style-name="Normal"># Plotting GameStop Stock Data</text:p>
      <text:p text:style-name="Normal">plt.figure(figsize=(14,7))</text:p>
      <text:p text:style-name="Normal">plt.plot(gamestop_stock_data.index, gamestop_stock_data['Close'], label='GameStop Stock Price')</text:p>
      <text:p text:style-name="Normal">plt.title('GameStop Stock Price Over Time')</text:p>
      <text:p text:style-name="Normal">plt.xlabel('Date')</text:p>
      <text:p text:style-name="Normal">plt.ylabel('Price (USD)')</text:p>
      <text:p text:style-name="Normal">plt.legend()</text:p>
      <text:p text:style-name="Normal">plt.show()</text:p>
      <text:p text:style-name="P29"/>
      <text:p text:style-name="Normal"/>
      <text:soft-page-break/>
      <text:p text:style-name="Normal">- Similar to Tesla, this code generates a static line plot, but for GameStop's stock price over time.</text:p>
      <text:p text:style-name="Normal">- The plot visually represents the<text:s/>historical stock price trends of GameStop.</text:p>
      <text:p text:style-name="Normal"/>
      <text:p text:style-name="P30">9. Displaying GameStop Stock Data Table:</text:p>
      <text:p text:style-name="Normal">Code</text:p>
      <text:p text:style-name="P31"/>
      <text:p text:style-name="Normal"/>
      <text:p text:style-name="Normal"># Display GameStop Stock Data Table</text:p>
      <text:p text:style-name="Normal">print("GameStop Stock Data:")</text:p>
      <text:p text:style-name="Normal">display(HTML(gamestop_stock_data.head().to_html()))</text:p>
      <text:p text:style-name="P32"/>
      <text:p text:style-name="Normal"/>
      <text:p text:style-name="Normal">- After plotting GameStop's stock data, this code displays the first few rows of GameStop's stock data in an HTML table format.</text:p>
      <text:p text:style-name="Normal">- You can view GameStop's stock data in a tabular form, including columns like Date, Open, High, Low, Close, Volume, and Adjusted Close.</text:p>
      <text:p text:style-name="P33">10. Creating a Dashboard with Subplots:</text:p>
      <text:p text:style-name="P34">Code</text:p>
      <text:p text:style-name="P35"/>
      <text:p text:style-name="Normal"/>
      <text:p text:style-name="Normal"># Creating a dashboard with 2 subplots: one for Tesla and one for GameStop</text:p>
      <text:p text:style-name="Normal">fig, axs = plt.subplots(2, 1, figsize=(15, 10))</text:p>
      <text:p text:style-name="Normal"/>
      <text:p text:style-name="Normal"># Tesla Stock Price subplot</text:p>
      <text:p text:style-name="Normal">axs[0].plot(tesla_stock_data.index, tesla_stock_data['Close'], label='Tesla Stock Price', color='blue')</text:p>
      <text:p text:style-name="Normal">axs[0].set_title('Tesla Stock Price Over Time')</text:p>
      <text:p text:style-name="Normal">axs[0].set_xlabel('Date')</text:p>
      <text:p text:style-name="Normal">axs[0].set_ylabel('Price (USD)')</text:p>
      <text:p text:style-name="Normal">axs[0].legend()</text:p>
      <text:p text:style-name="Normal"/>
      <text:p text:style-name="Normal"># GameStop Stock Price subplot</text:p>
      <text:p text:style-name="Normal">axs[1].plot(gamestop_stock_data.index, gamestop_stock_data['Close'], label='GameStop Stock Price', color='green')</text:p>
      <text:p text:style-name="Normal">axs[1].set_title('GameStop Stock Price Over Time')</text:p>
      <text:p text:style-name="Normal">axs[1].set_xlabel('Date')</text:p>
      <text:p text:style-name="Normal">axs[1].set_ylabel('Price (USD)')</text:p>
      <text:soft-page-break/>
      <text:p text:style-name="Normal">axs[1].legend()</text:p>
      <text:p text:style-name="Normal"/>
      <text:p text:style-name="Normal"># Adjust layout for readability</text:p>
      <text:p text:style-name="Normal">plt.tight_layout()</text:p>
      <text:p text:style-name="Normal">plt.show()</text:p>
      <text:p text:style-name="P36"/>
      <text:p text:style-name="Normal"/>
      <text:p text:style-name="Normal">- This code creates a dashboard with two subplots using `matplotlib.pyplot`.</text:p>
      <text:p text:style-name="Normal">- The first subplot displays Tesla's stock price trends, while the second subplot displays GameStop's stock price trends.</text:p>
      <text:p text:style-name="Normal">- The layout is adjusted for readability, and both subplots are shown in a single figure for easy comparison.</text:p>
      <text:p text:style-name="Normal"/>
      <text:p text:style-name="P37">11. Creating an Interactive Dashboard:</text:p>
      <text:p text:style-name="Normal">Code</text:p>
      <text:p text:style-name="P38"/>
      <text:p text:style-name="Normal"/>
      <text:p text:style-name="Normal"># Creating a dashboard with 2 interactive subplots using Plotly</text:p>
      <text:p text:style-name="Normal">fig = make_subplots(rows=2, cols=1)</text:p>
      <text:p text:style-name="Normal"/>
      <text:p text:style-name="Normal"># Tesla Stock Price subplot</text:p>
      <text:p text:style-name="Normal">fig.add_trace(</text:p>
      <text:p text:style-name="Normal"><text:s text:c="4"/>go.Scatter(x=tesla_stock_data.index, y=tesla_stock_data['Close'], name='Tesla Stock Price'),</text:p>
      <text:p text:style-name="Normal"><text:s text:c="4"/>row=1, col=1</text:p>
      <text:p text:style-name="Normal">)</text:p>
      <text:p text:style-name="Normal"># GameStop Stock Price<text:s/>subplot</text:p>
      <text:p text:style-name="Normal">fig.add_trace(</text:p>
      <text:p text:style-name="Normal"><text:s text:c="4"/>go.Scatter(x=gamestop_stock_data.index, y=gamestop_stock_data['Close'], name='GameStop Stock Price'),</text:p>
      <text:p text:style-name="Normal"><text:s text:c="4"/>row=2, col=1</text:p>
      <text:p text:style-name="Normal">)</text:p>
      <text:p text:style-name="Normal"># Update layout for a better look</text:p>
      <text:p text:style-name="Normal">fig.update_layout(height=600, width=800,<text:s/>title_text="Stock Prices Over Time")</text:p>
      <text:p text:style-name="Normal">fig.show()</text:p>
      <text:p text:style-name="P39"/>
      <text:p text:style-name="Normal"/>
      <text:soft-page-break/>
      <text:p text:style-name="Normal">- In this code, an interactive dashboard with two subplots is created using the `plotly` library.</text:p>
      <text:p text:style-name="Normal">- The interactive dashboard allows users to explore stock price trends for Tesla and GameStop over time.</text:p>
      <text:p text:style-name="Normal">- Users can interact with the plots, zoom in, hover over data points for details, and customize the view.</text:p>
      <text:p text:style-name="Normal"/>
      <text:p text:style-name="Normal">Each code snippet serves a specific purpose in the project, contributing to a comprehensive analysis of Tesla and GameStop stocks, including data retrieval, web scraping, data visualization, and interactive dashboards.</text:p>
      <text:p text:style-name="Normal"/>
      <text:p text:style-name="P40">Results</text:p>
      <text:p text:style-name="Normal"/>
      <text:p text:style-name="Normal">The project provides valuable insights into Tesla and GameStop stocks:</text:p>
      <text:p text:style-name="Normal">- Historical stock price trends are visualized, allowing for a quick assessment of their performance.</text:p>
      <text:p text:style-name="Normal">- Revenue data offers a glimpse into the financial health of each company.</text:p>
      <text:p text:style-name="Normal">- Interactive dashboards provide an engaging way to explore stock price data.</text:p>
      <text:p text:style-name="Normal"/>
      <text:p text:style-name="P41">Conclusion</text:p>
      <text:p text:style-name="Normal"/>
      <text:p text:style-name="Normal">This stock analysis dashboard empowers users to make informed decisions by presenting financial data in a clear and interactive manner. Whether you're an investor or simply curious about these companies, this tool offers a data-driven perspective on Tesla and GameStop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bbir rahman</meta:initial-creator>
    <dc:creator>sabbir rahman</dc:creator>
    <meta:creation-date>2023-12-28T00:50:00Z</meta:creation-date>
    <dc:date>2023-12-28T02:21:00Z</dc:date>
    <meta:template xlink:href="Normal" xlink:type="simple"/>
    <meta:editing-cycles>3</meta:editing-cycles>
    <meta:editing-duration>PT1200S</meta:editing-duration>
    <meta:document-statistic meta:page-count="7" meta:paragraph-count="15" meta:word-count="1185" meta:character-count="7925" meta:row-count="56" meta:non-whitespace-character-count="6755"/>
  </office:meta>
</office:document-meta>
</file>